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236in"/>
    </style:style>
    <style:style style:name="co4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8in"/>
    </style:style>
    <style:style style:name="co6" style:family="table-column">
      <style:table-column-properties fo:break-before="auto" style:column-width="1.439in"/>
    </style:style>
    <style:style style:name="co7" style:family="table-column">
      <style:table-column-properties fo:break-before="auto" style:column-width="3.0075in"/>
    </style:style>
    <style:style style:name="co8" style:family="table-column">
      <style:table-column-properties fo:break-before="auto" style:column-width="1.1201in"/>
    </style:style>
    <style:style style:name="co9" style:family="table-column">
      <style:table-column-properties fo:break-before="auto" style:column-width="1.0854in"/>
    </style:style>
    <style:style style:name="co10" style:family="table-column">
      <style:table-column-properties fo:break-before="auto" style:column-width="1.7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rds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Fil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set Numbe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Aeon Rising</text:p>
          </table:table-cell>
          <table:table-cell table:formula="of:=CONCATENATE([.G2]; &quot;,&quot;; [.H2])" office:value-type="string" office:string-value="gearpunk_1,back_ore" calcext:value-type="string">
            <text:p>gearpunk_1,back_ore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Basic 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punk_1</text:p>
          </table:table-cell>
          <table:table-cell office:value-type="string" calcext:value-type="string">
            <text:p>back_ore</text:p>
          </table:table-cell>
        </table:table-row>
        <table:table-row table:style-name="ro1">
          <table:table-cell office:value-type="string" calcext:value-type="string">
            <text:p>Uranium Purifier</text:p>
          </table:table-cell>
          <table:table-cell office:value-type="string" calcext:value-type="string">
            <text:p>Aeon Rising</text:p>
          </table:table-cell>
          <table:table-cell table:formula="of:=CONCATENATE([.G3]; &quot;,&quot;; [.H3])" office:value-type="string" office:string-value="gearpunk_2,back_ore_2" calcext:value-type="string">
            <text:p>gearpunk_2,back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Basic Struc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rpunk_2</text:p>
          </table:table-cell>
          <table:table-cell office:value-type="string" calcext:value-type="string">
            <text:p>back_ore_2</text:p>
          </table:table-cell>
        </table:table-row>
        <table:table-row table:style-name="ro1">
          <table:table-cell office:value-type="string" calcext:value-type="string">
            <text:p>Gearpunk Factory</text:p>
          </table:table-cell>
          <table:table-cell office:value-type="string" calcext:value-type="string">
            <text:p>Aeon Rising</text:p>
          </table:table-cell>
          <table:table-cell table:formula="of:=CONCATENATE([.G4]; &quot;,&quot;; [.H4])" office:value-type="string" office:string-value="gearpunk_3,back_ore_1" calcext:value-type="string">
            <text:p>gearpunk_3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rpunk_3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Bomb Engine</text:p>
          </table:table-cell>
          <table:table-cell office:value-type="string" calcext:value-type="string">
            <text:p>Aeon Rising</text:p>
          </table:table-cell>
          <table:table-cell table:formula="of:=CONCATENATE([.G5]; &quot;,&quot;; [.H5])" office:value-type="string" office:string-value="gearpunk_4,back_uranium_uranium_3" calcext:value-type="string">
            <text:p>gearpunk_4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rpunk_4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City Module</text:p>
          </table:table-cell>
          <table:table-cell office:value-type="string" calcext:value-type="string">
            <text:p>Aeon Rising</text:p>
          </table:table-cell>
          <table:table-cell table:formula="of:=CONCATENATE([.G6]; &quot;,&quot;; [.H6])" office:value-type="string" office:string-value="gearpunk_5,back_uranium_uranium_3" calcext:value-type="string">
            <text:p>gearpunk_5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arpunk_5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Command Pod</text:p>
          </table:table-cell>
          <table:table-cell office:value-type="string" calcext:value-type="string">
            <text:p>Aeon Rising</text:p>
          </table:table-cell>
          <table:table-cell table:formula="of:=CONCATENATE([.G7]; &quot;,&quot;; [.H7])" office:value-type="string" office:string-value="gearpunk_6,back_uranium_uranium_3" calcext:value-type="string">
            <text:p>gearpunk_6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arpunk_6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Arachnolossus</text:p>
          </table:table-cell>
          <table:table-cell office:value-type="string" calcext:value-type="string">
            <text:p>Aeon Rising</text:p>
          </table:table-cell>
          <table:table-cell table:formula="of:=CONCATENATE([.G8]; &quot;,&quot;; [.H8])" office:value-type="string" office:string-value="gearpunk_7,back_ore_uranium_1" calcext:value-type="string">
            <text:p>gearpunk_7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arpunk_7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Axe Suit</text:p>
          </table:table-cell>
          <table:table-cell office:value-type="string" calcext:value-type="string">
            <text:p>Aeon Rising</text:p>
          </table:table-cell>
          <table:table-cell table:formula="of:=CONCATENATE([.G9]; &quot;,&quot;; [.H9])" office:value-type="string" office:string-value="gearpunk_8,back_ore_1" calcext:value-type="string">
            <text:p>gearpunk_8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arpunk_8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Gyropike</text:p>
          </table:table-cell>
          <table:table-cell office:value-type="string" calcext:value-type="string">
            <text:p>Aeon Rising</text:p>
          </table:table-cell>
          <table:table-cell table:formula="of:=CONCATENATE([.G10]; &quot;,&quot;; [.H10])" office:value-type="string" office:string-value="gearpunk_9,back_ore_uranium_1" calcext:value-type="string">
            <text:p>gearpunk_9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arpunk_9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Aeon Rising</text:p>
          </table:table-cell>
          <table:table-cell table:formula="of:=CONCATENATE([.G11]; &quot;,&quot;; [.H11])" office:value-type="string" office:string-value="gearpunk_10,back_ore_ore_2" calcext:value-type="string">
            <text:p>gearpunk_10,back_ore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arpunk_10</text:p>
          </table:table-cell>
          <table:table-cell office:value-type="string" calcext:value-type="string">
            <text:p>back_ore_ore_2</text:p>
          </table:table-cell>
        </table:table-row>
        <table:table-row table:style-name="ro1">
          <table:table-cell office:value-type="string" calcext:value-type="string">
            <text:p>Jetpack Nuke Jockey</text:p>
          </table:table-cell>
          <table:table-cell office:value-type="string" calcext:value-type="string">
            <text:p>Aeon Rising</text:p>
          </table:table-cell>
          <table:table-cell table:formula="of:=CONCATENATE([.G12]; &quot;,&quot;; [.H12])" office:value-type="string" office:string-value="gearpunk_11,back_ore_uranium_1" calcext:value-type="string">
            <text:p>gearpunk_11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arpunk_11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Shield Suit</text:p>
          </table:table-cell>
          <table:table-cell office:value-type="string" calcext:value-type="string">
            <text:p>Aeon Rising</text:p>
          </table:table-cell>
          <table:table-cell table:formula="of:=CONCATENATE([.G13]; &quot;,&quot;; [.H13])" office:value-type="string" office:string-value="gearpunk_12,back_ore_1" calcext:value-type="string">
            <text:p>gearpunk_12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arpunk_12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Visionary Engineer</text:p>
          </table:table-cell>
          <table:table-cell office:value-type="string" calcext:value-type="string">
            <text:p>Aeon Rising</text:p>
          </table:table-cell>
          <table:table-cell table:formula="of:=CONCATENATE([.G14]; &quot;,&quot;; [.H14])" office:value-type="string" office:string-value="gearpunk_13,back_ore_2" calcext:value-type="string">
            <text:p>gearpunk_13,back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arpunk_13</text:p>
          </table:table-cell>
          <table:table-cell office:value-type="string" calcext:value-type="string">
            <text:p>back_ore_2</text:p>
          </table:table-cell>
        </table:table-row>
        <table:table-row table:style-name="ro1">
          <table:table-cell office:value-type="string" calcext:value-type="string">
            <text:p>Kidnap</text:p>
          </table:table-cell>
          <table:table-cell office:value-type="string" calcext:value-type="string">
            <text:p>Aeon Rising</text:p>
          </table:table-cell>
          <table:table-cell table:formula="of:=CONCATENATE([.G15]; &quot;,&quot;; [.H15])" office:value-type="string" office:string-value="ice_dragons_1,back_egg_2" calcext:value-type="string">
            <text:p>ice_dragons_1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_dragons_1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Unnatural Hail</text:p>
          </table:table-cell>
          <table:table-cell office:value-type="string" calcext:value-type="string">
            <text:p>Aeon Rising</text:p>
          </table:table-cell>
          <table:table-cell table:formula="of:=CONCATENATE([.G16]; &quot;,&quot;; [.H16])" office:value-type="string" office:string-value="ice_dragons_2,back_egg_2" calcext:value-type="string">
            <text:p>ice_dragons_2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_dragons_2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Aeon Rising</text:p>
          </table:table-cell>
          <table:table-cell table:formula="of:=CONCATENATE([.G17]; &quot;,&quot;; [.H17])" office:value-type="string" office:string-value="ice_dragons_3,back_blank" calcext:value-type="string">
            <text:p>ice_dragons_3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Basic Struc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_dragons_3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Frozen Farmland</text:p>
          </table:table-cell>
          <table:table-cell office:value-type="string" calcext:value-type="string">
            <text:p>Aeon Rising</text:p>
          </table:table-cell>
          <table:table-cell table:formula="of:=CONCATENATE([.G18]; &quot;,&quot;; [.H18])" office:value-type="string" office:string-value="ice_dragons_4,back_egg_egg_x" calcext:value-type="string">
            <text:p>ice_dragons_4,back_egg_egg_x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Strateg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_dragons_4</text:p>
          </table:table-cell>
          <table:table-cell office:value-type="string" calcext:value-type="string">
            <text:p>back_egg_egg_x</text:p>
          </table:table-cell>
        </table:table-row>
        <table:table-row table:style-name="ro1">
          <table:table-cell office:value-type="string" calcext:value-type="string">
            <text:p>Blade Statue</text:p>
          </table:table-cell>
          <table:table-cell office:value-type="string" calcext:value-type="string">
            <text:p>Aeon Rising</text:p>
          </table:table-cell>
          <table:table-cell table:formula="of:=CONCATENATE([.G19]; &quot;,&quot;; [.H19])" office:value-type="string" office:string-value="ice_dragons_5,back_blank" calcext:value-type="string">
            <text:p>ice_dragons_5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_dragons_5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Blue Drake</text:p>
          </table:table-cell>
          <table:table-cell office:value-type="string" calcext:value-type="string">
            <text:p>Aeon Rising</text:p>
          </table:table-cell>
          <table:table-cell table:formula="of:=CONCATENATE([.G20]; &quot;,&quot;; [.H20])" office:value-type="string" office:string-value="ice_dragons_6,back_egg_2" calcext:value-type="string">
            <text:p>ice_dragons_6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_dragons_6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Fjolnir</text:p>
          </table:table-cell>
          <table:table-cell office:value-type="string" calcext:value-type="string">
            <text:p>Aeon Rising</text:p>
          </table:table-cell>
          <table:table-cell table:formula="of:=CONCATENATE([.G21]; &quot;,&quot;; [.H21])" office:value-type="string" office:string-value="ice_dragons_7,back_egg_egg_4" calcext:value-type="string">
            <text:p>ice_dragons_7,back_egg_egg_4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_dragons_7</text:p>
          </table:table-cell>
          <table:table-cell office:value-type="string" calcext:value-type="string">
            <text:p>back_egg_egg_4</text:p>
          </table:table-cell>
        </table:table-row>
        <table:table-row table:style-name="ro1">
          <table:table-cell office:value-type="string" calcext:value-type="string">
            <text:p>Frost Elder</text:p>
          </table:table-cell>
          <table:table-cell office:value-type="string" calcext:value-type="string">
            <text:p>Aeon Rising</text:p>
          </table:table-cell>
          <table:table-cell table:formula="of:=CONCATENATE([.G22]; &quot;,&quot;; [.H22])" office:value-type="string" office:string-value="ice_dragons_8,back_egg_egg_2" calcext:value-type="string">
            <text:p>ice_dragons_8,back_egg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_dragons_8</text:p>
          </table:table-cell>
          <table:table-cell office:value-type="string" calcext:value-type="string">
            <text:p>back_egg_egg_2</text:p>
          </table:table-cell>
        </table:table-row>
        <table:table-row table:style-name="ro1">
          <table:table-cell office:value-type="string" calcext:value-type="string">
            <text:p>Ice Ancient</text:p>
          </table:table-cell>
          <table:table-cell office:value-type="string" calcext:value-type="string">
            <text:p>Aeon Rising</text:p>
          </table:table-cell>
          <table:table-cell table:formula="of:=CONCATENATE([.G23]; &quot;,&quot;; [.H23])" office:value-type="string" office:string-value="ice_dragons_9,back_egg_egg_3" calcext:value-type="string">
            <text:p>ice_dragons_9,back_egg_egg_3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e_dragons_9</text:p>
          </table:table-cell>
          <table:table-cell office:value-type="string" calcext:value-type="string">
            <text:p>back_egg_egg_3</text:p>
          </table:table-cell>
        </table:table-row>
        <table:table-row table:style-name="ro1">
          <table:table-cell office:value-type="string" calcext:value-type="string">
            <text:p>Ice Hulk</text:p>
          </table:table-cell>
          <table:table-cell office:value-type="string" calcext:value-type="string">
            <text:p>Aeon Rising</text:p>
          </table:table-cell>
          <table:table-cell table:formula="of:=CONCATENATE([.G24]; &quot;,&quot;; [.H24])" office:value-type="string" office:string-value="ice_dragons_10,back_blank" calcext:value-type="string">
            <text:p>ice_dragons_10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e_dragons_10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Icemage</text:p>
          </table:table-cell>
          <table:table-cell office:value-type="string" calcext:value-type="string">
            <text:p>Aeon Rising</text:p>
          </table:table-cell>
          <table:table-cell table:formula="of:=CONCATENATE([.G25]; &quot;,&quot;; [.H25])" office:value-type="string" office:string-value="ice_dragons_11,back_egg_1" calcext:value-type="string">
            <text:p>ice_dragons_11,back_egg_1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e_dragons_11</text:p>
          </table:table-cell>
          <table:table-cell office:value-type="string" calcext:value-type="string">
            <text:p>back_egg_1</text:p>
          </table:table-cell>
        </table:table-row>
      </table:table>
      <table:table table:name="Dwarf Deck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Uranium Purif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arpunk Manufacto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bot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yropik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chnolossu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xe-s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eld-s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onary Engine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Bomb Eng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City Mod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Command P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  <table:database-ranges>
        <table:database-range table:name="__Anonymous_Sheet_DB__0" table:target-range-address="cards.A1:cards.AMJ1048576">
          <table:sort>
            <table:sort-by table:field-number="3" table:data-type="automatic"/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9:04:41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ate>2015-06-18T19:05:23.229000000</dc:date>
    <meta:editing-duration>PT1H12M41S</meta:editing-duration>
    <meta:editing-cycles>8</meta:editing-cycles>
    <meta:document-statistic meta:table-count="2" meta:cell-count="228" meta:object-count="0"/>
  </office:meta>
</office:document-meta>
</file>